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ítulos completos del temario de Educación Física (BOE 21/09/1993):</text:p>
      <text:list xml:id="list3995735304" text:style-name="L1">
        <text:list-item>
          <text:p text:style-name="P1">Epistemología de la Educación Física: evolución y desarrollo de las distintas concepciones y de su objeto de estudio.</text:p>
        </text:list-item>
        <text:list-item>
          <text:p text:style-name="P1">La Educación Física en el sistema educativo. Historia y evolución de las funciones de la Educación Física. Evolución del modelo curricular de la Educación Física escolar.</text:p>
        </text:list-item>
        <text:list-item>
          <text:p text:style-name="P1">Las taxonomías de objetivos y su valor didáctico. Taxonomías del ámbito motor: aplicaciones prácticas para el desarrollo del proceso de enseñanza y aprendizaje en Educación Física.</text:p>
        </text:list-item>
        <text:list-item>
          <text:p text:style-name="P1">Los contenidos de la Educación Física: evolución y corrientes que han originado. Valor y tratamiento educativo que han recibido las corrientes más extendidas.</text:p>
        </text:list-item>
        <text:list-item>
          <text:p text:style-name="P1">La coeducación e igualdad de los sexos en el contexto escolar. Estereotipos y actitudes sexistas en Educación Física: tratamiento educativo a través de los objetivos, contenidos, metodología y actividades de enseñanza de la Educación Física.</text:p>
        </text:list-item>
        <text:list-item>
          <text:p text:style-name="P1">Adaptaciones curriculares y Educación Física. La atención y tratamiento de las necesidades educativas especiales en los elementos de acceso al currículo y en los elementos básicos del mismo (objetivos, contenidos, criterios de evaluación y metodología).</text:p>
        </text:list-item>
        <text:list-item>
          <text:p text:style-name="P1">Desarrollo motor: el crecimiento y la evolución de aspectos cuantitativos y cualitativos más relevantes para el movimiento humano en la edad escolar.</text:p>
        </text:list-item>
        <text:list-item>
          <text:p text:style-name="P1">Medición y evaluación del desarrollo motor. Tendencias en los aspectos a evaluar. Procedimientos e instrumentos para la medición y evaluación del desarrollo motor.</text:p>
        </text:list-item>
        <text:list-item>
          <text:p text:style-name="P1">Estructura del ejercicio físico. Forma y técnica. Análisis de los elementos mecánicos, kinesiológicos y funcionales. Repercusiones en la Educación Física escolar.</text:p>
        </text:list-item>
        <text:list-item>
          <text:p text:style-name="P1">Los sistemas naturales en Educación Física. Evolución y aspectos técnicos. Aplicaciones actuales.</text:p>
        </text:list-item>
        <text:list-item>
          <text:p text:style-name="P1">Los sistemas analíticos en Educación Física. Evolución y aspectos técnicos. Aplicaciones actuales.</text:p>
        </text:list-item>
        <text:list-item>
          <text:p text:style-name="P1">Los sistemas rítmicos en Educación Física. Evolución y aspectos técnicos. Aplicaciones actuales.</text:p>
        </text:list-item>
        <text:list-item>
          <text:p text:style-name="P1">La condición física: concepción y evolución de las corrientes. Sistemas de desarrollo de la condición física: clasificación, características y consideraciones para su aplicación en el marco escolar de la Educación Secundaria.</text:p>
        </text:list-item>
        <text:list-item>
          <text:p text:style-name="P1">Principios básicos para el adecuado desarrollo de la condición física (continuidad, progresión, individualización, etc.).</text:p>
        </text:list-item>
        <text:list-item>
          <text:p text:style-name="P1">El calentamiento: fundamentos y tipos. Funciones: calentamiento y rendimiento, calentamiento y prevención de lesiones, calentamiento y aprendizaje. Criterios para la elaboración de tareas de calentamiento general y específico.</text:p>
        </text:list-item>
        <text:list-item>
          <text:p text:style-name="P1">Capacidades físicas básicas. Concepto, clasificaciones y evolución de las mismas. Evolución en el desarrollo motor de los alumnos y las alumnas de Educación Secundaria.</text:p>
        </text:list-item>
        <text:list-item>
          <text:p text:style-name="P1"><text:soft-page-break/>Factores que intervienen en el trabajo de desarrollo de la condición física: intensidad y volumen; recuperación, duración y repeticiones.</text:p>
        </text:list-item>
        <text:list-item>
          <text:p text:style-name="P1">La adaptación del organismo al esfuerzo en la actividad física. El síndrome general de adaptación. Repercusiones para el desarrollo de la condición física.</text:p>
        </text:list-item>
        <text:list-item>
          <text:p text:style-name="P1">Procesos energéticos y actividad física: sistemas aeróbico y anaeróbico.</text:p>
        </text:list-item>
        <text:list-item>
          <text:p text:style-name="P1">La resistencia como capacidad física básica. Consideraciones teóricas. Tipos de resistencia. Tratamiento y criterios para el diseño de tareas para su desarrollo en el marco escolar.</text:p>
        </text:list-item>
        <text:list-item>
          <text:p text:style-name="P1">El sistema cardiorrespiratorio. Estructura y funciones. Características particulares del periodo evolutivo correspondiente a la etapa. Consideraciones a tener presentes en la clase de Educación Física.</text:p>
        </text:list-item>
        <text:list-item>
          <text:p text:style-name="P1">La fuerza como capacidad física básica. Consideraciones teóricas. Tipos de fuerza. Tratamiento y criterios para el diseño de tareas para su desarrollo en el marco escolar.</text:p>
        </text:list-item>
        <text:list-item>
          <text:p text:style-name="P1">El sistema muscular. Estructura y funciones. Características particulares del periodo evolutivo correspondiente a la etapa. Consideraciones a tener presentes en la clase de Educación Física.</text:p>
        </text:list-item>
        <text:list-item>
          <text:p text:style-name="P1">La velocidad como capacidad física básica. Consideraciones teóricas. Tipos de velocidad. Tratamiento y criterios para el diseño de tareas para su desarrollo en el marco escolar.</text:p>
        </text:list-item>
        <text:list-item>
          <text:p text:style-name="P1">El sistema nervioso. Organización del sistema nervioso. Niveles de funciones. Características particulares del periodo evolutivo correspondiente a la etapa. Consideraciones a tener presentes en la clase de Educación Física.</text:p>
        </text:list-item>
        <text:list-item>
          <text:p text:style-name="P1">La flexibilidad como capacidad física básica. Consideraciones teóricas. Tipos de la flexibilidad. Tratamiento y criterios para el diseño de tareas para su desarrollo en el marco escolar.</text:p>
        </text:list-item>
        <text:list-item>
          <text:p text:style-name="P1">El sistema óseo-articular. Estructura y funciones. Características particulares del periodo evolutivo correspondiente a la etapa. Consideraciones a tener presentes en la clase de Educación Física.</text:p>
        </text:list-item>
        <text:list-item>
          <text:p text:style-name="P1">La agilidad como capacidad resultante. Tratamiento y criterios para el diseño de tareas para su desarrollo en el marco escolar. Aspectos fisiológicos implicados.</text:p>
        </text:list-item>
        <text:list-item>
          <text:p text:style-name="P1">Las cualidades motrices: concepto y clasificación. La coordinación y el equilibrio como aspectos cualitativos del movimiento. Métodos y sistemas para su desarrollo. Evolución en el desarrollo motor de los alumnos y las alumnas de Educación Secundaria.</text:p>
        </text:list-item>
        <text:list-item>
          <text:p text:style-name="P1">Las habilidades básicas. Concepto, clasificación y análisis. Evolución en el desarrollo motor de los alumnos y las alumnas de Educación Secundaria. Función en el currículo de Educación Física para la Educación Secundaria.</text:p>
        </text:list-item>
        <text:list-item>
          <text:p text:style-name="P1">La respiración como contenido en la Educación Secundaria. Bases psicofisiológicas. Mecánica de la respiración y fases o tipos de la misma. Influencia de los ritmos respiratorios en la actividad física. Diseño de actividades y ubicación de las mismas para su tratamiento en el contexto escolar.</text:p>
        </text:list-item>
        <text:list-item>
          <text:p text:style-name="P1"><text:soft-page-break/>La relajación como contenido específico en la Educación Secundaria. Análisis de técnicas: aspectos psicofisiológicos implicados, valor educativo de las mismas y directrices para su tratamiento en el marco escolar.</text:p>
        </text:list-item>
        <text:list-item>
          <text:p text:style-name="P1">El deporte como fenómeno social y cultural. Concepto y tratamiento pedagógico: características para convertirse en hecho educativo.</text:p>
        </text:list-item>
        <text:list-item>
          <text:p text:style-name="P1">El aprendizaje deportivo en el marco escolar. Características. Modelos de enseñanza: fases en su enseñanza y aprendizaje.</text:p>
        </text:list-item>
        <text:list-item>
          <text:p text:style-name="P1">Los deportes individuales. Aspectos técnicos, tácticos y reglamentarios. Ejemplificaciones sobre algunos deportes.</text:p>
        </text:list-item>
        <text:list-item>
          <text:p text:style-name="P1">Los deportes individuales como contenido de enseñanza en el currículum del área. Intenciones educativas y de aprendizaje, posibles adaptaciones y orientaciones para su tratamiento didáctico.</text:p>
        </text:list-item>
        <text:list-item>
          <text:p text:style-name="P1">Los deportes de adversario. Aspectos técnicos, tácticos y reglamentarios. Ejemplificaciones sobre algunos deportes.</text:p>
        </text:list-item>
        <text:list-item>
          <text:p text:style-name="P1">Los deportes de adversario como contenido de enseñanza en el currículum del área. Intenciones educativas y de aprendizaje, posibles adaptaciones y orientaciones para su tratamiento didáctico.</text:p>
        </text:list-item>
        <text:list-item>
          <text:p text:style-name="P1">Los deportes colectivos. Aspectos técnicos, tácticos y reglamentarios. Ejemplificaciones sobre algunos deportes.</text:p>
        </text:list-item>
        <text:list-item>
          <text:p text:style-name="P1">Los deportes colectivos como contenido de enseñanza en el currículum del área. Intenciones educativas y de aprendizaje, posibles adaptaciones y orientaciones para su tratamiento didáctico.</text:p>
        </text:list-item>
        <text:list-item>
          <text:p text:style-name="P1">Recreación y tiempo libre: concepto y evolución. Los juegos deportivo-recreativos: aspectos educativos de los mismos y su contribución al currículo de la Educación Física.</text:p>
        </text:list-item>
        <text:list-item>
          <text:p text:style-name="P1">Los juegos y deportes tradicionales y populares: conceptos y clasificaciones. Valor cultural y educativo de los mismos.</text:p>
        </text:list-item>
        <text:list-item>
          <text:p text:style-name="P1">El juego: teorías y características del mismo. El juego como actividad física organizada. Estrategias del juego. El juego como contenido de la Educación Física y como recurso didáctico. Los juegos modificados.</text:p>
        </text:list-item>
        <text:list-item>
          <text:p text:style-name="P1">El cuerpo y el movimiento como elementos de expresión y comunicación. Elementos fundamentales de la expresión: el uso técnico y significado de la intensidad, tiempo y espacio de los movimientos. Rasgos característicos de las manifestaciones expresivas corporales y su valor educativo.</text:p>
        </text:list-item>
        <text:list-item>
          <text:p text:style-name="P1">La danza como manifestación expresiva y de comunicación. Evolución de la danza. Danza tradicional. Danza moderna. Posibles adaptaciones al contexto escolar.</text:p>
        </text:list-item>
        <text:list-item>
          <text:p text:style-name="P1">La dramatización: el lenguaje del gesto y la postura. Técnicas básicas. Posibles adaptaciones al contexto escolar.</text:p>
        </text:list-item>
        <text:list-item>
          <text:p text:style-name="P1">Actividades en el medio natural. Tipos, clasificaciones y recursos. Organización de actividades físicas en la naturaleza.</text:p>
        </text:list-item>
        <text:list-item>
          <text:p text:style-name="P1"><text:soft-page-break/>La orientación en el medio natural. Conceptos y recursos para la orientación. Orientación y actividad física: juegos y actividades de orientación.</text:p>
        </text:list-item>
        <text:list-item>
          <text:p text:style-name="P1">Nutrición y actividad física. Metabolismo basal y calorías. Tipos de actividad física y gasto energético. La dieta equilibrada: aspectos cuantitativos y cualitativos de la dieta.</text:p>
        </text:list-item>
        <text:list-item>
          <text:p text:style-name="P1">Aspectos preventivos en la práctica de actividad física y actuación en accidentes deportivos. Lesiones más frecuentes relacionadas con el sistema locomotor: primeros auxilios.</text:p>
        </text:list-item>
        <text:list-item>
          <text:p text:style-name="P1">La postura corporal y sus patologías: implicaciones en el desarrollo del adolescente. Prevención y tratamiento en el marco escolar.</text:p>
        </text:list-item>
        <text:list-item>
          <text:p text:style-name="P1">Salud y actividad física. Efectos positivos y contraindicaciones de la actividad física en la salud y calidad de vida.</text:p>
        </text:list-item>
        <text:list-item>
          <text:p text:style-name="P1">El aprendizaje motor: evolución histórica y fundamentación teórica de las actuales concepciones. Modelos teóricos explicativos del aprendizaje motor.</text:p>
        </text:list-item>
        <text:list-item>
          <text:p text:style-name="P1">El aprendizaje motor: fases de la adquisición motriz y factores que influyen en el aprendizaje motor. La transferencia y el aprendizaje motor.</text:p>
        </text:list-item>
        <text:list-item>
          <text:p text:style-name="P1">El modelo de procesamiento de la información: la percepción, decisión, ejecución y control del movimiento. Repercusiones en el proceso de enseñanza y aprendizaje.</text:p>
        </text:list-item>
        <text:list-item>
          <text:p text:style-name="P1">Control del movimiento y retroalimentación: el conocimiento de los resultados. Tipos y características del conocimiento de los resultados. Valor del conocimiento de los resultados en el aprendizaje motor.</text:p>
        </text:list-item>
        <text:list-item>
          <text:p text:style-name="P1">Habilidad y tareas motrices: conceptos, clasificaciones y análisis de los aspectos fundamentales para su enseñanza y aprendizaje.</text:p>
        </text:list-item>
        <text:list-item>
          <text:p text:style-name="P1">Métodos y estrategias de enseñanza en Educación Física. Tendencias y clasificaciones. Utilización según el análisis de las tareas de aprendizaje y las características de los alumnos y de las alumnas.</text:p>
        </text:list-item>
        <text:list-item>
          <text:p text:style-name="P1">La enseñanza y aprendizaje basados en la recepción: la reproducción de modelos. Papel del profesor y del alumno en este enfoque de la enseñanza y el aprendizaje.</text:p>
        </text:list-item>
        <text:list-item>
          <text:p text:style-name="P1">La enseñanza y aprendizaje basados en el descubrimiento. La resolución de problemas y el descubrimiento guiado. Papel del profesor y del alumno en este enfoque de la enseñanza y el aprendizaje.</text:p>
        </text:list-item>
        <text:list-item>
          <text:p text:style-name="P1">Las instalaciones para la Educación Física y su equipamiento. Conceptos básicos. Organización y normas para su uso. La autoconstrucción de materiales útiles para la actividad física.</text:p>
        </text:list-item>
        <text:list-item>
          <text:p text:style-name="P1">La investigación en Educación Física. Paradigmas cuantitativos y cualitativos de investigación. La investigación-acción en la Educación Física.</text:p>
        </text:list-item>
        <text:list-item>
          <text:p text:style-name="P1">La evaluación de las capacidades físicas. Técnicas, instrumentos y registro de los datos. Las pruebas de capacidad física: usos y valor formativo.</text:p>
        </text:list-item>
        <text:list-item>
          <text:p text:style-name="P1">La evaluación de las cualidades motrices (capacidades coordinativas). Técnicas, instrumentos y registro de los datos. Las pruebas de capacidad motriz: usos y valor formativo.</text:p>
        </text:list-item>
        <text:list-item>
          <text:p text:style-name="P1"><text:soft-page-break/>El municipio y la práctica de actividades físicas. Recursos materiales y humanos. Implicaciones en el currículo de la Educación Física escolar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1-26T20:44:32.964000000</meta:creation-date>
    <dc:date>2026-01-26T20:46:02.889000000</dc:date>
    <meta:editing-duration>PT1M31S</meta:editing-duration>
    <meta:editing-cycles>1</meta:editing-cycles>
    <meta:document-statistic meta:table-count="0" meta:image-count="0" meta:object-count="0" meta:page-count="5" meta:paragraph-count="66" meta:word-count="1587" meta:character-count="11116" meta:non-whitespace-character-count="9660"/>
    <meta:generator>LibreOffice/6.3.6.2$Windows_X86_64 LibreOffice_project/2196df99b074d8a661f4036fca8fa0cbfa33a497</meta:generator>
  </office:meta>
</office:document-meta>
</file>